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text-properties officeooo:rsid="0007ac2f" officeooo:paragraph-rsid="0007ac2f"/>
    </style:style>
    <style:style style:name="P2" style:family="paragraph" style:parent-style-name="Preformatted_20_Text">
      <style:text-properties officeooo:rsid="0007ac2f" officeooo:paragraph-rsid="0007ac2f"/>
    </style:style>
    <style:style style:name="P3" style:family="paragraph" style:parent-style-name="Preformatted_20_Text">
      <style:text-properties officeooo:rsid="0008603c" officeooo:paragraph-rsid="000860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I Versioning:</text:p>
      <text:p text:style-name="P1"/>
      <text:p text:style-name="P1"/>
      <text:p text:style-name="P1"><text:a xlink:type="simple" xlink:href="https://github.com/watson-developer-cloud/api-guidelines/#versioning" text:style-name="Internet_20_link" text:visited-style-name="Visited_20_Internet_20_Link">https://github.com/watson-developer-cloud/api-guidelines/#versioning</text:a></text:p>
      <text:p text:style-name="P1"/>
      <text:p text:style-name="P1"/>
      <text:p text:style-name="P3">https://developer.foursquare.com/docs/api/configuration/versioning</text:p>
      <text:p text:style-name="P1"/>
      <text:p text:style-name="P1"/>
      <text:p text:style-name="P1"/>
      <text:p text:style-name="P1">SDK Version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0T11:25:01.956896665</dc:date>
    <meta:editing-duration>PT44M56S</meta:editing-duration>
    <meta:editing-cycles>2</meta:editing-cycles>
    <meta:generator>LibreOffice/5.3.6.1$Linux_X86_64 LibreOffice_project/30$Build-1</meta:generator>
    <meta:document-statistic meta:table-count="0" meta:image-count="0" meta:object-count="0" meta:page-count="1" meta:paragraph-count="4" meta:word-count="6" meta:character-count="163" meta:non-whitespace-character-count="161"/>
  </office:meta>
</office:document-meta>
</file>